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ddles</text:p>
      <text:p text:style-name="Standard">It has rained for the past two days, and Bessie notices that the rain has formed some puddles on Farmer John’s field, which has R (1 &lt;= R &lt;= 100) rows and C (1 &lt;= C &lt;= 100) columns. She wants to count the number of puddles in the field.</text:p>
      <text:p text:style-name="Standard"/>
      <text:p text:style-name="Standard">Since it has not been raining very long, the puddles can be shown on a diagram of the field as either one ‘#’ symbol or two adjacent ‘#’ symbols (not including diagonals). All parts of the field with no puddles are shown as a ‘.’ symbol. Using a diagram of the field, help Bessie determine the number of puddles in the field.</text:p>
      <text:p text:style-name="Standard"/>
      <text:p text:style-name="Standard">For example, Bessie has this diagram of a field with R = 6 rows and C = 8 columns:</text:p>
      <text:p text:style-name="Standard"/>
      <text:p text:style-name="Standard">......#.</text:p>
      <text:p text:style-name="Standard">.#...#..</text:p>
      <text:p text:style-name="Standard">.#.....#</text:p>
      <text:p text:style-name="Standard">...##..#</text:p>
      <text:p text:style-name="Standard">#.......</text:p>
      <text:p text:style-name="Standard">.#..#.##</text:p>
      <text:p text:style-name="Standard">This field has a total of 9 puddles as shown below: one on the row 1 column 7, one on rows 2 and 3 of column 2, one on row 2 column 6, one on rows 3 and 4 of column 8, one on row 4 columns 4 and 5, one on row 5 column 1, one on row 6 column 2, one on row 6 column 5, and one on row 6 columns 7 and 8.</text:p>
      <text:p text:style-name="Standard"/>
      <text:p text:style-name="Standard">......1.</text:p>
      <text:p text:style-name="Standard">.2...3..</text:p>
      <text:p text:style-name="Standard">.2.....4</text:p>
      <text:p text:style-name="Standard">...55..4</text:p>
      <text:p text:style-name="Standard">6.......</text:p>
      <text:p text:style-name="Standard">.7..8.99</text:p>
      <text:p text:style-name="Standard">INPUT FORMAT</text:p>
      <text:p text:style-name="Standard"/>
      <text:p text:style-name="Standard">* Line 1: Two space-separated integers: R and C</text:p>
      <text:p text:style-name="Standard">* Line 2…. R + 1: Line i + 1 has C characters that are either a ‘.’ or a ‘#’, which describe the i th row of the field.</text:p>
      <text:p text:style-name="Standard"/>
      <text:p text:style-name="Standard">OUTPUT FORMAT</text:p>
      <text:p text:style-name="Standard"/>
      <text:p text:style-name="Standard">* Line 1: A single integer representing the number of puddles on the field</text:p>
      <text:p text:style-name="Standard"/>
      <text:p text:style-name="Standard">SAMPLE INPUT</text:p>
      <text:p text:style-name="Standard"/>
      <text:p text:style-name="Standard">6 8</text:p>
      <text:p text:style-name="Standard">......#.</text:p>
      <text:p text:style-name="Standard">.#...#..</text:p>
      <text:p text:style-name="Standard">.#.....#</text:p>
      <text:p text:style-name="Standard">...##..#</text:p>
      <text:p text:style-name="Standard">#.......</text:p>
      <text:p text:style-name="Standard">.#..#.##</text:p>
      <text:p text:style-name="Standard">SAMPLE OUTPUT</text:p>
      <text:p text:style-name="Standard"/>
      <text:p text:style-name="Standard"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0T08:46:01.464000000</meta:creation-date>
    <dc:date>2022-04-20T08:47:13.187000000</dc:date>
    <meta:editing-duration>PT1M11S</meta:editing-duration>
    <meta:editing-cycles>1</meta:editing-cycles>
    <meta:document-statistic meta:table-count="0" meta:image-count="0" meta:object-count="0" meta:page-count="1" meta:paragraph-count="32" meta:word-count="291" meta:character-count="1388" meta:non-whitespace-character-count="1129"/>
    <meta:generator>LibreOffice/5.4.6.2$Windows_X86_64 LibreOffice_project/4014ce260a04f1026ba855d3b8d91541c224eab8</meta:generator>
  </office:meta>
</office:document-meta>
</file>